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15:48: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15:48:54.68</dc:date>
    <meta:editing-duration>P160DT21H46M42S</meta:editing-duration>
    <meta:editing-cycles>69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Type DataValue
	str		 As String	' debugger shows that in inspector
	ctor	 As DataCtor
	fields   As Array
End Type

Sub Main
	[test_Type======================================]
End Sub


Function _newDataValue(ctor As DataValue, ByRef args As Array)
	Dim out As New DataValue
	out.ctor   = ctor
	out.fields = args
	'_validate(out)
	_newDataValu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_validate(v As DataValue)
	Goto _validate_check_count_only	' can comment out
	'Goto _validate_check_types		' can comment out

_validate_end:	' to make "no-checks" the shortest path
	Exit Function
	
_validate_check_types:
	croak("_validate: NYI")
	Goto _validate_end
	
_validate_check_count_only:
	Dim x As Integer : x = v.ctor.fields(DataCtor_arity)
	Dim a As Integer : a = UBound(v.fields) + 1
	If x &lt;&gt; a Then
		croak("_validate: DataCtor " &amp; v.ctor.fields(DataCtor_name) _
			&amp; " requires " &amp; x &amp; IIf(x = 1, " arg", " args") _
			&amp; " - got " &amp; a _
		)
	End If
	Goto _validate_end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out.provoke_an_error
				End If
			End If
		End If
	End If
ctorOf_end:
	ctorOf = out
	Exit Function
ctorOf_error:
	croak("ctorOf: object with invalid .ctor :: " &amp; typeOf(out) &amp; NL &amp; toString(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Dim cFoo, v
	' let's make something that is (almost) a DataCtor
	cFoo = _newDataValue(Nothing, Array( _
		"Foo", _
		emptyArray, _
		Nothing _
	)
	assertEqual(isDataValue(cFoo), True).x
	
	' with that we can make a Foo value:
	v = _newDataValue(cFoo, emptyArray)
	assertEqual(isDataValue(v), True).x
	' it has a constructor that ctorOf accepts:
	assertEqual(isDataValue(ctorOf(v)), True).x

	' access ctor fields:
	Dim fs As Variant, c As DataValue
	c = ctorOf(v)
	fs = c.fields
	assertEqual(           fs(DataCtor_name,     c), "Foo").x
	assert_toString_equals(fs(DataCtor_argTypes, c), emptyArray).x
	assertEqual(           fs(DataCtor_typeCtor, c), Nothing).x
	
	' Since the ctor is itself a DataValue - what's the ctor of that ctor?
	Dim cDataCtor As DataValue
	' it'll be a DataValue again, and it'll be a 
	' dataCtor with name "DataCtor" and two type args
	' (ignore third field for now)
	Dim cName As String, typeArgs As Variant
	cName    = "DataCtor"
	' The typeArgs should be types (type expressions), which we don't have yet
	' But types (type expressions) may also be type variables. Let's
	' just use plain strings and pretend they're type vars.
	typeArgs = Array("String", "List_of_TypeExpr")
	cDataCtor = _newDataValue(Nothing, Array(cName, typeArgs, Nothing))
	c = cDataCtor
	fs = c.fields
	assertEqual(           fs(DataCtor_name,     c), cName).x
	assert_toString_equals(fs(DataCtor_argTypes, c), typeArgs).x
	assertEqual(           fs(DataCtor_typeCtor, c), Nothing).x

	' let's put this in as cFoo's dataCtor:
	cFoo.ctor = cDataCtor
	
	' What's the ctor of cDataCtor?
	' It must be a DataCtor again. Hence a DataValue with three fields:
	' - 1st the String "DataCtor"
	' - 2nd a two-elem Array with types "String" and "List_of_Type_Expr"
	' - 3rd ...later
	' But that's just cDataCtor itself!
	cDataCtor.ctor = cDataCtor
	
	'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TypeCtor As DataValue, arity As Integer
	cTypeCtor = _newDataValue(cDataCtor, Array( _
		"DataTypeCtor", _
		Array("String", "Integer", "List_of_DataCtor"), _
		Nothing _
	))
	' Now we'll make a value from that cTypeCtor that'll serve as the
	' type ctor for DataCtor:
	Dim tcDat As DataValue
	tcDat = _newDataValue(cTypeCtor, Array( _
		"TDataCtor", _
		0, _
		Array(cDataCtor) _
	)
	' Since cDataCtor is a (the only) data ctor of tcDat, cDataCtor's
	' "typeCtor" field points back to tcDat.
	cDataCtor.fields(DataCtor_typeCtor) = tc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newDataValue(cDataTypeCtor, Array( _
		"TDataTypeCtor",
		0,
		Array(cDataTypeCtor)
	))
	' and fill in the back-pointer:
	cDataTypeCtor.fields(DataCtor_typeCtor) = tcTyp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